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7000000501D1A812F4DF27FCA.png" manifest:media-type="image/png"/>
  <manifest:file-entry manifest:full-path="Pictures/100000000000016F000000DC3D071C7DB8757057.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212cm"/>
    </style:style>
    <style:style style:name="Tableau1.B" style:family="table-column">
      <style:table-column-properties style:column-width="11.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2.693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3" style:family="table-row">
      <style:table-row-properties style:min-row-height="7.694cm"/>
    </style:style>
    <style:style style:name="Tableau1.4" style:family="table-row">
      <style:table-row-properties style:min-row-height="3.995cm"/>
    </style:style>
    <style:style style:name="Tableau1.5" style:family="table-row">
      <style:table-row-properties style:min-row-height="5.749cm"/>
    </style:style>
    <style:style style:name="Tableau1.6" style:family="table-row">
      <style:table-row-properties style:min-row-height="6.006cm"/>
    </style:style>
    <style:style style:name="P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officeooo:rsid="002b7308" officeooo:paragraph-rsid="002b7308" style:font-name-asian="Calibri3" style:font-size-asian="10pt" style:font-name-complex="Calibri3" style:font-size-complex="10pt"/>
    </style:style>
    <style:style style:name="P2" style:family="paragraph" style:parent-style-name="Standard">
      <style:paragraph-properties fo:margin-top="0cm" fo:margin-bottom="0cm" loext:contextual-spacing="false"/>
      <style:text-properties fo:language="fr" fo:country="FR"/>
    </style:style>
    <style:style style:name="P3" style:family="paragraph" style:parent-style-name="Standard">
      <style:paragraph-properties fo:margin-top="0cm" fo:margin-bottom="0cm" loext:contextual-spacing="false" fo:text-align="center" style:justify-single-word="false"/>
      <style:text-properties fo:language="fr" fo:country="FR"/>
    </style:style>
    <style:style style:name="P4"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paragraph-rsid="001d6097" style:font-name-asian="Calibri3" style:font-size-asian="12pt" style:font-weight-asian="normal" style:font-name-complex="Calibri3" style:font-size-complex="12pt" style:font-weight-complex="normal"/>
    </style:style>
    <style:style style:name="P5"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paragraph-rsid="001ec0c8" style:font-name-asian="Calibri3" style:font-size-asian="12pt" style:font-weight-asian="normal" style:font-name-complex="Calibri3" style:font-size-complex="12pt" style:font-weight-complex="normal"/>
    </style:style>
    <style:style style:name="P6"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rsid="001ec0c8" officeooo:paragraph-rsid="001ec0c8" style:font-name-asian="Calibri3" style:font-size-asian="12pt" style:font-weight-asian="normal" style:font-name-complex="Calibri3" style:font-size-complex="12pt" style:font-weight-complex="normal"/>
    </style:style>
    <style:style style:name="P7"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rsid="001ec0c8" officeooo:paragraph-rsid="002b7308" style:font-name-asian="Calibri3" style:font-size-asian="12pt" style:font-weight-asian="normal" style:font-name-complex="Calibri3" style:font-size-complex="12pt" style:font-weight-complex="normal"/>
    </style:style>
    <style:style style:name="P8" style:family="paragraph" style:parent-style-name="Standard">
      <style:text-properties fo:font-size="14pt" fo:font-weight="bold" officeooo:paragraph-rsid="001d6097" style:font-size-asian="14pt" style:font-weight-asian="bold" style:font-size-complex="14pt"/>
    </style:style>
    <style:style style:name="P9" style:family="paragraph" style:parent-style-name="Standard">
      <style:paragraph-properties fo:text-align="start" style:justify-single-word="false"/>
      <style:text-properties style:font-name="Calibri1" fo:font-size="12pt" style:font-size-asian="12pt" style:font-size-complex="12pt"/>
    </style:style>
    <style:style style:name="P10" style:family="paragraph" style:parent-style-name="Standard">
      <style:paragraph-properties fo:text-align="start" style:justify-single-word="false"/>
      <style:text-properties style:font-name="Calibri1" fo:font-size="14pt" fo:language="fr" fo:country="FR" fo:font-weight="normal" officeooo:paragraph-rsid="001ec0c8" style:font-name-asian="Calibri3" style:font-size-asian="14pt" style:font-weight-asian="normal" style:font-name-complex="Calibri3" style:font-size-complex="14pt" style:font-weight-complex="normal"/>
    </style:style>
    <style:style style:name="P11" style:family="paragraph" style:parent-style-name="Standard">
      <style:paragraph-properties fo:text-align="justify" style:justify-single-word="false"/>
      <style:text-properties style:font-name="Calibri1" fo:font-size="15pt" officeooo:paragraph-rsid="001ec0c8" style:font-size-asian="15pt" style:font-size-complex="15pt"/>
    </style:style>
    <style:style style:name="P12" style:family="paragraph" style:parent-style-name="Standard">
      <style:text-properties fo:language="fr" fo:country="FR"/>
    </style:style>
    <style:style style:name="P13" style:family="paragraph" style:parent-style-name="Standard">
      <style:text-properties fo:language="fr" fo:country="FR" officeooo:rsid="002c41b3" officeooo:paragraph-rsid="002c41b3"/>
    </style:style>
    <style:style style:name="P14" style:family="paragraph" style:parent-style-name="Standard">
      <style:text-properties fo:language="fr" fo:country="FR" officeooo:rsid="00324d53" officeooo:paragraph-rsid="00324d53"/>
    </style:style>
    <style:style style:name="P15" style:family="paragraph" style:parent-style-name="Table_20_Contents">
      <style:paragraph-properties fo:text-align="justify" style:justify-single-word="false"/>
      <style:text-properties style:font-name="Calibri1" fo:font-size="12pt" officeooo:rsid="00224883" officeooo:paragraph-rsid="002f21ea" style:font-name-asian="Calibri3" style:font-size-asian="12pt" style:font-name-complex="Calibri3" style:font-size-complex="12pt"/>
    </style:style>
    <style:style style:name="P16" style:family="paragraph" style:parent-style-name="Table_20_Contents">
      <style:paragraph-properties fo:text-align="justify" style:justify-single-word="false"/>
      <style:text-properties style:font-name="Calibri1" fo:font-size="14pt" officeooo:rsid="001f389a" officeooo:paragraph-rsid="001f389a" style:font-name-asian="Calibri3" style:font-size-asian="14pt" style:font-name-complex="Calibri3" style:font-size-complex="14pt"/>
    </style:style>
    <style:style style:name="P17" style:family="paragraph" style:parent-style-name="Standard">
      <style:paragraph-properties fo:text-align="start" style:justify-single-word="false"/>
      <style:text-properties style:font-name="Calibri1" fo:font-size="12pt" style:font-size-asian="12pt" style:font-size-complex="12pt"/>
    </style:style>
    <style:style style:name="P18" style:family="paragraph" style:parent-style-name="Standard">
      <style:paragraph-properties fo:text-align="start" style:justify-single-word="false"/>
      <style:text-properties style:font-name="Calibri1" fo:font-size="12pt" officeooo:paragraph-rsid="003d3b6e" style:font-size-asian="12pt" style:font-size-complex="12pt"/>
    </style:style>
    <style:style style:name="P19" style:family="paragraph" style:parent-style-name="Standard">
      <style:text-properties fo:language="fr" fo:country="FR" officeooo:rsid="002c41b3" officeooo:paragraph-rsid="002c41b3"/>
    </style:style>
    <style:style style:name="P20" style:family="paragraph" style:parent-style-name="Standard">
      <style:paragraph-properties fo:margin-top="0cm" fo:margin-bottom="0cm" loext:contextual-spacing="false" fo:text-align="center" style:justify-single-word="false"/>
      <style:text-properties style:font-name="Calibri" fo:font-size="10pt" fo:language="fr" fo:country="FR" style:font-name-asian="Calibri3" style:font-size-asian="10pt" style:font-name-complex="Calibri3" style:font-size-complex="10pt"/>
    </style:style>
    <style:style style:name="P21" style:family="paragraph" style:parent-style-name="Standard">
      <style:paragraph-properties fo:margin-top="0cm" fo:margin-bottom="0cm" loext:contextual-spacing="false" fo:text-align="justify" style:justify-single-word="false"/>
      <style:text-properties style:font-name="Calibri1" fo:font-size="12pt" fo:language="fr" fo:country="FR" fo:font-weight="normal" officeooo:rsid="001ec0c8" officeooo:paragraph-rsid="002b7308" style:font-name-asian="Calibri3" style:font-size-asian="12pt" style:font-weight-asian="normal" style:font-name-complex="Calibri3" style:font-size-complex="12pt" style:font-weight-complex="normal"/>
    </style:style>
    <style:style style:name="P22" style:family="paragraph" style:parent-style-name="Standard" style:master-page-name="Standard">
      <style:paragraph-properties fo:margin-top="0cm" fo:margin-bottom="0cm" loext:contextual-spacing="false" fo:text-align="justify" style:justify-single-word="false" style:page-number="1" fo:padding="0.074cm" fo:border-left="none" fo:border-right="none" fo:border-top="none" fo:border-bottom="0.06pt solid #000000" style:join-border="false"/>
      <style:text-properties style:font-name="Calibri2" fo:font-size="18pt" fo:language="fr" fo:country="FR" fo:font-weight="bold" officeooo:rsid="001ec0c8" officeooo:paragraph-rsid="001ec0c8" style:font-name-asian="Calibri3" style:font-size-asian="18pt" style:font-weight-asian="bold" style:font-name-complex="Calibri3" style:font-size-complex="18pt"/>
    </style:style>
    <style:style style:name="P23" style:family="paragraph" style:parent-style-name="Table_20_Contents">
      <style:paragraph-properties fo:text-align="justify" style:justify-single-word="false"/>
      <style:text-properties style:font-name="Calibri1" fo:font-size="12pt" officeooo:rsid="002f21ea" officeooo:paragraph-rsid="002f21ea" style:font-name-asian="Calibri3" style:font-size-asian="12pt" style:font-name-complex="Calibri3" style:font-size-complex="12pt"/>
    </style:style>
    <style:style style:name="P24" style:family="paragraph" style:parent-style-name="Table_20_Contents">
      <style:paragraph-properties fo:text-align="justify" style:justify-single-word="false"/>
      <style:text-properties style:font-name="Calibri1" fo:font-size="12pt" officeooo:rsid="002b7308" officeooo:paragraph-rsid="003d3b6e" style:font-name-asian="Calibri3" style:font-size-asian="12pt" style:font-name-complex="Calibri3" style:font-size-complex="12pt"/>
    </style:style>
    <style:style style:name="P25" style:family="paragraph" style:parent-style-name="Table_20_Contents">
      <style:paragraph-properties fo:text-align="justify" style:justify-single-word="false"/>
      <style:text-properties style:font-name="Calibri1" fo:font-size="12pt" officeooo:rsid="002cb284" officeooo:paragraph-rsid="003d3b6e" style:font-name-asian="Calibri3" style:font-size-asian="12pt" style:font-name-complex="Calibri3" style:font-size-complex="12pt"/>
    </style:style>
    <style:style style:name="P26" style:family="paragraph" style:parent-style-name="Table_20_Contents">
      <style:paragraph-properties fo:text-align="justify" style:justify-single-word="false"/>
      <style:text-properties style:font-name="Calibri1" fo:font-size="12pt" officeooo:rsid="001f389a" officeooo:paragraph-rsid="003d3b6e" style:font-name-asian="Calibri3" style:font-size-asian="12pt" style:font-name-complex="Calibri3" style:font-size-complex="12pt"/>
    </style:style>
    <style:style style:name="P27" style:family="paragraph" style:parent-style-name="Table_20_Contents">
      <style:paragraph-properties fo:text-align="justify" style:justify-single-word="false"/>
      <style:text-properties style:font-name="Calibri1" fo:font-size="12pt" officeooo:rsid="002dd6f6" officeooo:paragraph-rsid="003d3b6e" style:font-name-asian="Calibri3" style:font-size-asian="12pt" style:font-name-complex="Calibri3" style:font-size-complex="12pt"/>
    </style:style>
    <style:style style:name="P28" style:family="paragraph" style:parent-style-name="Table_20_Contents">
      <style:paragraph-properties fo:text-align="justify" style:justify-single-word="false"/>
      <style:text-properties style:font-name="Calibri1" fo:font-size="12pt" officeooo:rsid="003d3b6e" officeooo:paragraph-rsid="003d3b6e" style:font-name-asian="Calibri3" style:font-size-asian="12pt" style:font-name-complex="Calibri3" style:font-size-complex="12pt"/>
    </style:style>
    <style:style style:name="P29" style:family="paragraph" style:parent-style-name="Table_20_Contents">
      <style:paragraph-properties fo:text-align="justify" style:justify-single-word="false"/>
      <style:text-properties style:font-name="Calibri1" fo:font-size="12pt" officeooo:rsid="003d8f51" officeooo:paragraph-rsid="003d8f51" style:font-name-asian="Calibri3" style:font-size-asian="12pt" style:font-name-complex="Calibri3" style:font-size-complex="12pt"/>
    </style:style>
    <style:style style:name="T1" style:family="text">
      <style:text-properties fo:font-size="9pt" style:font-size-asian="9pt" style:font-size-complex="9pt"/>
    </style:style>
    <style:style style:name="T2" style:family="text">
      <style:text-properties style:font-name="Calibri" fo:font-size="9pt" style:font-name-asian="Calibri3" style:font-size-asian="9pt" style:font-name-complex="Calibri3" style:font-size-complex="9pt"/>
    </style:style>
    <style:style style:name="T3" style:family="text">
      <style:text-properties style:font-name="Calibri" fo:font-size="10pt" style:font-name-asian="Calibri3" style:font-size-asian="10pt" style:font-name-complex="Calibri3" style:font-size-complex="10pt"/>
    </style:style>
    <style:style style:name="T4" style:family="text">
      <style:text-properties style:font-name="Calibri" fo:font-size="10pt" officeooo:rsid="001ec0c8" style:font-name-asian="Calibri3" style:font-size-asian="10pt" style:font-name-complex="Calibri3" style:font-size-complex="10pt"/>
    </style:style>
    <style:style style:name="T5" style:family="text">
      <style:text-properties fo:font-size="10pt" style:font-size-asian="10pt" style:font-size-complex="10pt"/>
    </style:style>
    <style:style style:name="T6" style:family="text">
      <style:text-properties fo:language="fr" fo:country="FR" fo:font-weight="normal" style:font-name-asian="Calibri3" style:font-weight-asian="normal" style:font-name-complex="Calibri3" style:font-weight-complex="normal"/>
    </style:style>
    <style:style style:name="T7" style:family="text">
      <style:text-properties fo:language="fr" fo:country="FR" fo:font-weight="normal" officeooo:rsid="001ec0c8" style:font-name-asian="Calibri3" style:font-weight-asian="normal" style:font-name-complex="Calibri3" style:font-weight-complex="normal"/>
    </style:style>
    <style:style style:name="T8" style:family="text">
      <style:text-properties fo:language="fr" fo:country="FR" fo:font-weight="normal" officeooo:rsid="003d3b6e" style:font-name-asian="Calibri3" style:font-weight-asian="normal" style:font-name-complex="Calibri3" style:font-weight-complex="normal"/>
    </style:style>
    <style:style style:name="T9" style:family="text">
      <style:text-properties fo:language="fr" fo:country="FR" fo:font-weight="normal" officeooo:rsid="002c41b3" style:font-name-asian="Calibri3" style:font-weight-asian="normal" style:font-name-complex="Calibri3" style:font-weight-complex="normal"/>
    </style:style>
    <style:style style:name="T10" style:family="text">
      <style:text-properties fo:language="fr" fo:country="FR" fo:font-weight="normal" officeooo:rsid="003d3b6e" style:font-weight-asian="normal" style:font-weight-complex="normal"/>
    </style:style>
    <style:style style:name="T11" style:family="text">
      <style:text-properties officeooo:rsid="002b7308"/>
    </style:style>
    <style:style style:name="T12" style:family="text">
      <style:text-properties officeooo:rsid="001f389a"/>
    </style:style>
    <style:style style:name="T13" style:family="text">
      <style:text-properties officeooo:rsid="002c41b3"/>
    </style:style>
    <style:style style:name="T14" style:family="text">
      <style:text-properties officeooo:rsid="002cb284"/>
    </style:style>
    <style:style style:name="T15" style:family="text">
      <style:text-properties officeooo:rsid="002de0b0"/>
    </style:style>
    <style:style style:name="T16" style:family="text">
      <style:text-properties officeooo:rsid="002f21ea"/>
    </style:style>
    <style:style style:name="T17" style:family="text">
      <style:text-properties fo:font-weight="bold" style:font-weight-asian="bold" style:font-weight-complex="bold"/>
    </style:style>
    <style:style style:name="T18" style:family="text">
      <style:text-properties officeooo:rsid="003d3b6e"/>
    </style:style>
    <style:style style:name="T19" style:family="text">
      <style:text-properties officeooo:rsid="003d8f51"/>
    </style:style>
    <style:style style:name="T20" style:family="text">
      <style:text-properties officeooo:rsid="003f8e9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mpte rendu de la réunion de fin du sprint n°<text:span text:style-name="T18">2</text:span></text:p>
      <text:p text:style-name="P8"/>
      <text:p text:style-name="P11"><text:span text:style-name="T6">Compte rendu de la réunion </text:span><text:span text:style-name="T7">de fin du sprint n°</text:span><text:span text:style-name="T8">2</text:span>, tenue dans les locaux de l’entreprise TMM Group<text:span text:style-name="T18">e</text:span> (Guilherand <text:span text:style-name="T11">G</text:span><text:span text:style-name="T6">range, 07500) le jeudi </text:span><text:span text:style-name="T8">09</text:span><text:span text:style-name="T6"> </text:span><text:span text:style-name="T8">février</text:span><text:span text:style-name="T6"> 201</text:span><text:span text:style-name="T7">7</text:span><text:span text:style-name="T6"> à </text:span><text:span text:style-name="T7">Valence</text:span><text:span text:style-name="T6"> de 1</text:span><text:span text:style-name="T7">4</text:span><text:span text:style-name="T6">h</text:span><text:span text:style-name="T7">30</text:span><text:span text:style-name="T6"> à 1</text:span><text:span text:style-name="T7">5</text:span><text:span text:style-name="T6">h</text:span><text:span text:style-name="T8">20</text:span><text:span text:style-name="T6">.</text:span></text:p>
      <text:p text:style-name="P10"/>
      <text:p text:style-name="P4">Sont présents : <text:tab/>MM. Serge <text:span text:style-name="T13">Massot</text:span> (Directeur technique chez TMM),</text:p>
      <text:p text:style-name="P9"><text:tab/><text:tab/><text:tab/>Valentin <text:span text:style-name="T13">Lefeuvre</text:span>,</text:p>
      <text:p text:style-name="P9"><text:tab/><text:tab/><text:tab/>Julien <text:span text:style-name="T13">Henrion</text:span>,</text:p>
      <text:p text:style-name="P9"><text:tab/><text:tab/><text:tab/>Dylan <text:span text:style-name="T13">Fayant,</text:span></text:p>
      <text:p text:style-name="P18"><text:tab/><text:tab/><text:tab/><text:span text:style-name="T6">Simon </text:span><text:span text:style-name="T9">Fo</text:span><text:span text:style-name="T8">ë</text:span><text:span text:style-name="T9">x</text:span><text:span text:style-name="T6">. <text:tab/><text:tab/></text:span></text:p>
      <text:p text:style-name="P5"/>
      <text:p text:style-name="P7">La réunion de fin de sprint avait pour but de<text:span text:style-name="T18">: </text:span></text:p>
      <text:p text:style-name="P7">- <text:span text:style-name="T18">présenter l'état d'avancement à la fin du sprint n°2</text:span></text:p>
      <text:p text:style-name="P7">- <text:span text:style-name="T18">présenter le contenu du sprint n°3</text:span></text:p>
      <text:p text:style-name="P7">- <text:span text:style-name="T18">discuter des problématiques du projet</text:span></text:p>
      <text:p text:style-name="P7">- <text:span text:style-name="T18">discuter des limites techniques du produit</text:span></text:p>
      <text:p text:style-name="P6"/>
      <table:table table:name="Tableau1" table:style-name="Tableau1">
        <table:table-column table:style-name="Tableau1.A"/>
        <table:table-column table:style-name="Tableau1.B"/>
        <table:table-row>
          <table:table-cell table:style-name="Tableau1.A1" office:value-type="string">
            <text:p text:style-name="P16">Ordre du jour</text:p>
          </table:table-cell>
          <table:table-cell table:style-name="Tableau1.B1" office:value-type="string">
            <text:p text:style-name="P16">Résumé des discussions</text:p>
          </table:table-cell>
        </table:table-row>
        <table:table-row table:style-name="Tableau1.2">
          <table:table-cell table:style-name="Tableau1.A2" office:value-type="string">
            <text:p text:style-name="P24">1<text:span text:style-name="T12"> – Présentation de </text:span><text:span text:style-name="T10">l'état d'avancement à la fin du sprint n°2</text:span></text:p>
          </table:table-cell>
          <table:table-cell table:style-name="Tableau1.B2" office:value-type="string">
            <text:p text:style-name="P28"><text:span text:style-name="T11">L</text:span>es étudiants ont présentés à M. Massot l'état du sprint n° 2 à sa clôture, des tâches sont finies et d'autres sont en cours et ont été reportées dans le sprint n°3, la raison pour laquelle le sprint n° 2 n'est pas totalement fini c'est l'ambition trop grosse dans un temps de travail trop faible alloué au projet. Les prévisions ont donc été repensées.</text:p>
          </table:table-cell>
        </table:table-row>
        <table:table-row table:style-name="Tableau1.3">
          <table:table-cell table:style-name="Tableau1.A2" office:value-type="string">
            <text:p text:style-name="P26"><text:span text:style-name="T11">2</text:span> – Présentation <text:span text:style-name="T18">du</text:span><text:span text:style-name="T10"> contenu du sprint n°3</text:span></text:p>
          </table:table-cell>
          <table:table-cell table:style-name="Tableau1.B2" office:value-type="string">
            <text:p text:style-name="P28">Les étudiants ont présentés le sprint n° 3 qui viens de commencer, ce sprint consiste principalement à finir ce qui avait été prévu précédemment, à savoir :</text:p>
            <text:p text:style-name="P28">-<text:span text:style-name="T19">Dynamisation de l'agent</text:span></text:p>
            <text:p text:style-name="P28">-<text:span text:style-name="T19">Finalisation de l'interface de débogage</text:span></text:p>
            <text:p text:style-name="P28">-<text:span text:style-name="T19">Service d'émission de TRAP</text:span></text:p>
            <text:p text:style-name="P28">-<text:span text:style-name="T19">Formatage de la javadoc</text:span></text:p>
            <text:p text:style-name="P28">-<text:span text:style-name="T19">Premiers tests de compatibilité NAGIOS</text:span></text:p>
            <text:p text:style-name="P29">Le nombre d'heure alloué au travail dans ce sprint est assez élevé et l'avancement du projet qui pourrait en résulter devrait correspondre à nos attentes.</text:p>
          </table:table-cell>
        </table:table-row>
        <text:soft-page-break/>
        <table:table-row table:style-name="Tableau1.4">
          <table:table-cell table:style-name="Tableau1.A2" office:value-type="string">
            <text:p text:style-name="P25">3<text:span text:style-name="T12"> – D</text:span><text:span text:style-name="T10">iscuter des problématiques du projet</text:span></text:p>
          </table:table-cell>
          <table:table-cell table:style-name="Tableau1.B2" office:value-type="string">
            <text:p text:style-name="P29">Les étudiants ont abordé la problématique générale du projet, à savoir quelles étaient les priorités du client et les échéances. La priorité est pour l'instant le fonctionnement de l'agent dynamique et l'envoi de TRAP. La perte du temps dans planning initial à été expliqué par une grande part de gestion de projet <text:s/>qui sont des formalités liées à la formation. Les étudiants ont aussi présenté l'affiche en préparation et M. Massot y a répondu par des encouragements bien qu'elle reste sans importance.</text:p>
          </table:table-cell>
        </table:table-row>
        <table:table-row table:style-name="Tableau1.5">
          <table:table-cell table:style-name="Tableau1.A2" office:value-type="string">
            <text:p text:style-name="P27"><text:span text:style-name="T15">4 – D</text:span><text:span text:style-name="T10">iscuter des limites techniques du produit</text:span></text:p>
          </table:table-cell>
          <table:table-cell table:style-name="Tableau1.B2" office:value-type="string">
            <text:p text:style-name="P29">Les étudiants ont abordés avec M. Massot les différents problèmes et défis techniques que pourrait rencontrer l'application :</text:p>
            <text:p text:style-name="P29">-Interface de débogage synchrone donc ralentissement lors de la mise à jour des données.</text:p>
            <text:p text:style-name="P29">-Appareil non reconnu comme en ligne par un manager SNMP en local.</text:p>
            <text:p text:style-name="P29">-Données de la MIB non mises à jour lors des requêtes SNMP.</text:p>
            <text:p text:style-name="P29">-Le passage des échanges SNMP sur réseau local puis internet est un paramètre à prendre en compte.</text:p>
          </table:table-cell>
        </table:table-row>
        <table:table-row table:style-name="Tableau1.6">
          <table:table-cell table:style-name="Tableau1.A2" office:value-type="string">
            <text:p text:style-name="P15"><text:span text:style-name="T19">5 – </text:span>Retour<text:span text:style-name="T14">s</text:span> et conseils donnés par <text:span text:style-name="T16">m</text:span>onsieur <text:span text:style-name="T16">Massot</text:span>.</text:p>
          </table:table-cell>
          <table:table-cell table:style-name="Tableau1.B2" office:value-type="string">
            <text:p text:style-name="P29">M. Massot à proposé différentes <text:span text:style-name="T20">solution p</text:span>our s'assurer que l'application pourra être fonctionnelle dans leur environnement :</text:p>
            <text:p text:style-name="P29">-Tester la supervision avec NAGIOS.</text:p>
            <text:p text:style-name="P29">-Tester et documenter les effets sur le système de l'application (consommation énergétique et de ressources <text:span text:style-name="T20">ainsi que l'encombrement réseau</text:span>)</text:p>
            <text:p text:style-name="P29">-Ne pas se focaliser sur l'interface de débogage.</text:p>
          </table:table-cell>
        </table:table-row>
        <table:table-row>
          <table:table-cell table:style-name="Tableau1.A2" office:value-type="string">
            <text:p text:style-name="P23"><text:span text:style-name="T19">6</text:span> – Compléments.</text:p>
          </table:table-cell>
          <table:table-cell table:style-name="Tableau1.B2" office:value-type="string">
            <text:p text:style-name="P29">La prochaine réunion n'a pas été fixée mais les dates proposées par M. Massot pour la réunion sont le 9 et le 10 mars à l'IUT.</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 text:c="5"/><text:span text:style-name="T17">Annexe 1</text:span></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auto-update="true"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font-name="Calibri" fo:font-family="Calibri"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officeooo:rsid="002b7308" officeooo:paragraph-rsid="002b7308" style:font-name-asian="Calibri3" style:font-size-asian="10pt" style:font-name-complex="Calibri3" style:font-size-complex="10pt"/>
    </style:style>
    <style:style style:name="MP2" style:family="paragraph" style:parent-style-name="Standard">
      <style:paragraph-properties fo:margin-top="0cm" fo:margin-bottom="0cm" loext:contextual-spacing="false"/>
      <style:text-properties fo:language="fr" fo:country="FR"/>
    </style:style>
    <style:style style:name="MP3" style:family="paragraph" style:parent-style-name="Standard">
      <style:paragraph-properties fo:margin-top="0cm" fo:margin-bottom="0cm" loext:contextual-spacing="false" fo:text-align="center" style:justify-single-word="false"/>
      <style:text-properties style:font-name="Calibri" fo:font-size="10pt" fo:language="fr" fo:country="FR" style:font-name-asian="Calibri3" style:font-size-asian="10pt" style:font-name-complex="Calibri3" style:font-size-complex="10pt"/>
    </style:style>
    <style:style style:name="MP4" style:family="paragraph" style:parent-style-name="Standard">
      <style:paragraph-properties fo:margin-top="0cm" fo:margin-bottom="0cm" loext:contextual-spacing="false" fo:text-align="center" style:justify-single-word="false"/>
      <style:text-properties fo:language="fr" fo:country="FR"/>
    </style:style>
    <style:style style:name="MT1" style:family="text">
      <style:text-properties fo:font-size="9pt" style:font-size-asian="9pt" style:font-size-complex="9pt"/>
    </style:style>
    <style:style style:name="MT2" style:family="text">
      <style:text-properties style:font-name="Calibri" fo:font-size="9pt" style:font-name-asian="Calibri3" style:font-size-asian="9pt" style:font-name-complex="Calibri3" style:font-size-complex="9pt"/>
    </style:style>
    <style:style style:name="MT3" style:family="text">
      <style:text-properties style:font-name="Calibri" fo:font-size="10pt" style:font-name-asian="Calibri3" style:font-size-asian="10pt" style:font-name-complex="Calibri3" style:font-size-complex="10pt"/>
    </style:style>
    <style:style style:name="MT4" style:family="text">
      <style:text-properties officeooo:rsid="003d3b6e"/>
    </style:style>
    <style:style style:name="MT5" style:family="text">
      <style:text-properties style:font-name="Calibri" fo:font-size="10pt" officeooo:rsid="001ec0c8" style:font-name-asian="Calibri3" style:font-size-asian="10pt" style:font-name-complex="Calibri3" style:font-size-complex="10pt"/>
    </style:style>
    <style:style style:name="MT6" style:family="text">
      <style:text-properties fo:font-size="10pt" style:font-size-asian="10pt"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1.998cm" fo:background-color="#ffffff"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none" style:adjustment="left" style:rel-width="0%"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header-footer-properties fo:min-height="0.728cm" fo:margin-left="0cm" fo:margin-right="0cm" fo:margin-top="0.628cm" style:dynamic-spacing="true"/>
      </style:footer-style>
    </style:page-layout>
  </office:automatic-styles>
  <office:master-styles>
    <style:master-page style:name="Standard" style:page-layout-name="Mpm1">
      <style:header>
        <text:p text:style-name="MP1"><draw:frame draw:style-name="Mfr1" draw:name="Image2" text:anchor-type="paragraph" svg:x="0.305cm" svg:y="-0.66cm" svg:width="3.824cm" svg:height="1.538cm" draw:z-index="5"><draw:image xlink:href="Pictures/10000201000000C7000000501D1A812F4DF27FCA.png" xlink:type="simple" xlink:show="embed" xlink:actuate="onLoad"/></draw:frame><draw:frame draw:style-name="Mfr2" draw:name="Image1" text:anchor-type="paragraph" svg:x="14.058cm" svg:y="-0.589cm" svg:width="2.422cm" svg:height="1.462cm" draw:z-index="2"><draw:image xlink:href="Pictures/100000000000016F000000DC3D071C7DB8757057.jpg" xlink:type="simple" xlink:show="embed" xlink:actuate="onLoad"/></draw:frame>Compte rendu de réunion</text:p>
      </style:header>
      <style:footer>
        <text:p text:style-name="MP2"><text:span text:style-name="MT1"><text:s/><text:tab/><text:tab/></text:span><text:span text:style-name="MT2"><text:tab/></text:span><text:span text:style-name="MT3"><text:tab/><text:tab/><text:tab/><text:tab/><text:tab/><text:tab/><text:tab/><text:tab/> <text:s text:c="12"/></text:span></text:p>
        <text:p text:style-name="MP3">Auteur : <text:span text:style-name="MT4">Simon FOËX</text:span><text:tab/><text:tab/><text:tab/>IUT Valence <text:tab/><text:tab/> <text:s text:c="10"/>Projets tutorés 2016-17</text:p>
        <text:p text:style-name="MP4"><text:span text:style-name="MT3"><text:s text:c="5"/>mis à jour le : </text:span><text:span text:style-name="MT5">26</text:span><text:span text:style-name="MT3">/</text:span><text:span text:style-name="MT5">0</text:span><text:span text:style-name="MT3">1/201</text:span><text:span text:style-name="MT5">7</text:span><text:span text:style-name="MT3"><text:tab/><text:tab/><text:tab/> <text:s text:c="4"/>Version 2.1<text:tab/><text:tab/> <text:s text:c="12"/>P7 - Client SNMP Android<text:tab/><text:tab/><text:tab/><text:tab/><text:tab/><text:tab/><text:tab/><text:tab/><text:tab/><text:tab/><text:tab/><text:tab/> <text:s text:c="9"/></text:span><text:span text:style-name="MT6"><text:page-number text:select-page="current">3</text:page-number></text:span><text:span text:style-name="MT6">/</text:span><text:span text:style-name="MT6"><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date>2017-02-09T16:16:32.232000000</dc:date>
    <meta:editing-duration>PT1H4M24S</meta:editing-duration>
    <meta:editing-cycles>13</meta:editing-cycles>
    <meta:document-statistic meta:table-count="1" meta:image-count="2" meta:object-count="0" meta:page-count="3" meta:paragraph-count="44" meta:word-count="543" meta:character-count="3349" meta:non-whitespace-character-count="2733"/>
  </office:meta>
</office:document-meta>
</file>